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8ca1" draw:textarea-vertical-align="middle" loext:decorative="false"/>
      <style:paragraph-properties style:writing-mode="lr-tb"/>
    </style:style>
    <style:style style:name="gr2" style:family="graphic" style:parent-style-name="standard">
      <style:graphic-properties draw:fill="solid" draw:fill-color="#ffb255" draw:textarea-vertical-align="middle" loext:decorative="false"/>
      <style:paragraph-properties style:writing-mode="lr-tb"/>
    </style:style>
    <style:style style:name="gr3" style:family="graphic" style:parent-style-name="standard">
      <style:graphic-properties draw:fill="solid" draw:fill-color="#00b0be" draw:textarea-vertical-align="middle" loext:decorative="false"/>
      <style:paragraph-properties style:writing-mode="lr-tb"/>
    </style:style>
    <style:style style:name="gr4" style:family="graphic" style:parent-style-name="standard">
      <style:graphic-properties draw:fill="solid" draw:fill-color="#f45f74" draw:textarea-vertical-align="middle" loext:decorative="false"/>
      <style:paragraph-properties style:writing-mode="lr-tb"/>
    </style:style>
    <style:style style:name="gr5" style:family="graphic" style:parent-style-name="standard">
      <style:graphic-properties draw:fill="solid" draw:fill-color="#bdd373" draw:textarea-vertical-align="middle" loext:decorative="false"/>
      <style:paragraph-properties style:writing-mode="lr-tb"/>
    </style:style>
    <style:style style:name="gr6" style:family="graphic" style:parent-style-name="standard">
      <style:graphic-properties draw:textarea-vertical-align="middle" loext:decorative="false"/>
      <style:paragraph-properties style:writing-mode="lr-tb"/>
    </style:style>
    <style:style style:name="gr7" style:family="graphic" style:parent-style-name="standard">
      <style:graphic-properties draw:fill="solid" draw:fill-color="#ffcd8e" draw:textarea-vertical-align="middle" loext:decorative="false"/>
      <style:paragraph-properties style:writing-mode="lr-tb"/>
    </style:style>
    <style:style style:name="gr8" style:family="graphic" style:parent-style-name="standard">
      <style:graphic-properties draw:stroke="none" draw:fill="none" fo:min-height="0.949cm" loext:decorative="false"/>
      <style:paragraph-properties style:writing-mode="lr-tb"/>
    </style:style>
    <style:style style:name="gr9" style:family="graphic" style:parent-style-name="standard">
      <style:graphic-properties draw:fill="solid" draw:fill-color="#98c127" draw:textarea-vertical-align="middle" loext:decorative="false"/>
      <style:paragraph-properties style:writing-mode="lr-tb"/>
    </style:style>
    <style:style style:name="gr10" style:family="graphic">
      <style:graphic-properties style:writing-mode="lr-tb" loext:decorative="false"/>
    </style:style>
    <style:style style:name="gr11" style:family="graphic" style:parent-style-name="standard">
      <style:graphic-properties draw:fill="solid" draw:fill-color="#ff8ca1" draw:textarea-horizontal-align="justify" draw:textarea-vertical-align="middle" draw:auto-grow-height="true" fo:min-height="0cm" fo:min-width="0cm" loext:decorative="false"/>
    </style:style>
    <style:style style:name="gr12" style:family="graphic" style:parent-style-name="standard">
      <style:graphic-properties draw:fill="solid" draw:fill-color="#98c127" draw:textarea-horizontal-align="justify" draw:textarea-vertical-align="middle" draw:auto-grow-height="true" fo:min-height="0cm" fo:min-width="0cm" loext:decorative="false"/>
    </style:style>
    <style:style style:name="gr13" style:family="graphic" style:parent-style-name="standard">
      <style:graphic-properties draw:fill="solid" draw:fill-color="#ffb255" draw:textarea-horizontal-align="justify" draw:textarea-vertical-align="middle" draw:auto-grow-height="true" fo:min-height="0cm" fo:min-width="0cm" loext:decorative="false"/>
    </style:style>
    <style:style style:name="gr14" style:family="graphic" style:parent-style-name="standard">
      <style:graphic-properties draw:fill-color="#f45f74" draw:textarea-horizontal-align="justify" draw:textarea-vertical-align="middle" draw:auto-grow-height="true" fo:min-height="0cm" fo:min-width="0cm" loext:decorative="false"/>
    </style:style>
    <style:style style:name="gr15" style:family="graphic" style:parent-style-name="standard">
      <style:graphic-properties draw:fill-color="#ffcd8e" draw:textarea-horizontal-align="justify" draw:textarea-vertical-align="middle" draw:auto-grow-height="true" fo:min-height="0cm" fo:min-width="0cm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275cm" loext:decorative="false"/>
      <style:paragraph-properties style:writing-mode="lr-tb"/>
    </style:style>
    <style:style style:name="gr17" style:family="graphic" style:parent-style-name="objectwithoutfill">
      <style:graphic-properties draw:stroke="dash" draw:stroke-dash="Long_20_Dash_20__28_Rounded_29_" draw:marker-end="Arrowheads_20_11" draw:marker-end-width="0.3cm" svg:stroke-linecap="round" draw:fill="solid" draw:textarea-vertical-align="middle" loext:decorative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753cm" loext:decorative="false"/>
      <style:paragraph-properties style:writing-mode="lr-tb"/>
    </style:style>
    <style:style style:name="gr19" style:family="graphic" style:parent-style-name="objectwithoutfill">
      <style:graphic-properties draw:stroke="dash" draw:stroke-dash="Long_20_Dash_20__28_Rounded_29_" draw:marker-end="Arrowheads_20_12" draw:marker-end-width="0.3cm" svg:stroke-linecap="round" draw:fill="solid" draw:textarea-vertical-align="middle" loext:decorative="false"/>
    </style:style>
    <style:style style:name="gr20" style:family="graphic" style:parent-style-name="standard">
      <style:graphic-properties draw:fill-color="#00b0be" draw:textarea-horizontal-align="justify" draw:textarea-vertical-align="middle" draw:auto-grow-height="true" fo:min-height="0cm" fo:min-width="0cm" loext:decorative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35cm" loext:decorative="false"/>
      <style:paragraph-properties style:writing-mode="lr-tb"/>
    </style:style>
    <style:style style:name="gr22" style:family="graphic" style:parent-style-name="objectwithoutfill">
      <style:graphic-properties draw:stroke="dash" draw:stroke-dash="Long_20_Dash" draw:marker-end="Arrowheads_20_14" draw:marker-end-width="0.3cm" draw:fill="solid" draw:textarea-vertical-align="middle" loext:decorative="false"/>
    </style:style>
    <style:style style:name="gr23" style:family="graphic" style:parent-style-name="standard">
      <style:graphic-properties draw:stroke="solid" svg:stroke-width="0.05cm" svg:stroke-color="#000000" draw:marker-start-width="0.28cm" draw:marker-end-width="0.28cm" draw:fill="none" draw:textarea-vertical-align="middle" draw:auto-grow-height="false" fo:min-height="2.988cm" fo:min-width="0cm" fo:padding-top="0.15cm" fo:padding-bottom="0.15cm" fo:padding-left="0.275cm" fo:padding-right="0.275cm" fo:wrap-option="wrap" loext:decorative="fals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25" style:family="graphic" style:parent-style-name="objectwithoutfill">
      <style:graphic-properties draw:stroke="dash" draw:stroke-dash="Long_20_Dash" draw:marker-end="Arrowheads_20_15" draw:marker-end-width="0.3cm" draw:fill="solid" draw:textarea-vertical-align="middle" loext:decorative="false"/>
    </style:style>
    <style:style style:name="gr26" style:family="graphic" style:parent-style-name="standard" style:list-style-name="L1">
      <style:graphic-properties draw:fill="solid" draw:fill-color="#f45f74" draw:textarea-horizontal-align="justify" draw:textarea-vertical-align="middle" draw:auto-grow-height="true" fo:min-height="0cm" fo:min-width="0cm" loext:decorative="false"/>
      <style:paragraph-properties style:writing-mode="lr-tb"/>
    </style:style>
    <style:style style:name="gr27" style:family="graphic" style:parent-style-name="standard">
      <style:graphic-properties draw:fill="solid" draw:fill-color="#8fd7d7" draw:textarea-horizontal-align="justify" draw:textarea-vertical-align="middle" draw:auto-grow-height="true" fo:min-height="0cm" fo:min-width="0cm" loext:decorative="false"/>
      <style:paragraph-properties style:writing-mode="lr-tb"/>
    </style:style>
    <style:style style:name="gr28" style:family="graphic" style:parent-style-name="objectwithoutfill">
      <style:graphic-properties draw:marker-end="Arrowheads_20_16" draw:marker-end-width="0.3cm" draw:fill="solid" draw:textarea-vertical-align="middle" loext:decorative="false"/>
    </style:style>
    <style:style style:name="gr29" style:family="graphic" style:parent-style-name="objectwithoutfill">
      <style:graphic-properties draw:marker-end="Arrowheads_20_17" draw:marker-end-width="0.3cm" draw:fill="solid" draw:textarea-vertical-align="middle" loext:decorative="false"/>
    </style:style>
    <style:style style:name="gr30" style:family="graphic" style:parent-style-name="objectwithoutfill">
      <style:graphic-properties draw:marker-end="Arrowheads_20_18" draw:marker-end-width="0.3cm" draw:fill="solid" draw:textarea-vertical-align="middle" loext:decorative="false"/>
    </style:style>
    <style:style style:name="gr31" style:family="graphic" style:parent-style-name="objectwithoutfill">
      <style:graphic-properties draw:marker-end="Arrowheads_20_19" draw:marker-end-width="0.3cm" draw:fill="solid" draw:textarea-vertical-align="middle" loext:decorative="false"/>
    </style:style>
    <style:style style:name="gr32" style:family="graphic" style:parent-style-name="objectwithoutfill">
      <style:graphic-properties draw:marker-end="Arrowheads_20_20" draw:marker-end-width="0.3cm" draw:fill="solid" draw:textarea-vertical-align="middle" loext:decorative="false"/>
    </style:style>
    <style:style style:name="gr33" style:family="graphic" style:parent-style-name="objectwithoutfill">
      <style:graphic-properties draw:marker-end="Arrowheads_20_21" draw:marker-end-width="0.3cm" draw:fill="solid" draw:textarea-vertical-align="middle" loext:decorative="false"/>
    </style:style>
    <style:style style:name="gr34" style:family="graphic" style:parent-style-name="objectwithoutfill">
      <style:graphic-properties draw:marker-end="Arrowheads_20_22" draw:marker-end-width="0.3cm" draw:fill="solid" draw:textarea-vertical-align="middle" loext:decorative="false"/>
    </style:style>
    <style:style style:name="gr35" style:family="graphic" style:parent-style-name="objectwithoutfill">
      <style:graphic-properties draw:marker-end="Arrowheads_20_23" draw:marker-end-width="0.3cm" draw:fill="solid" draw:textarea-vertical-align="middle" loext:decorative="false"/>
    </style:style>
    <style:style style:name="gr36" style:family="graphic" style:parent-style-name="objectwithoutfill">
      <style:graphic-properties draw:stroke="dash" draw:stroke-dash="Long_20_Dash" draw:marker-end="Arrowheads_20_24" draw:marker-end-width="0.3cm" draw:fill="solid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8ca1"/>
      <style:paragraph-properties fo:text-align="center"/>
    </style:style>
    <style:style style:name="P3" style:family="paragraph">
      <loext:graphic-properties draw:fill="solid" draw:fill-color="#ffb255"/>
      <style:paragraph-properties fo:text-align="center"/>
    </style:style>
    <style:style style:name="P4" style:family="paragraph">
      <loext:graphic-properties draw:fill="solid" draw:fill-color="#00b0be"/>
      <style:paragraph-properties fo:text-align="center"/>
    </style:style>
    <style:style style:name="P5" style:family="paragraph">
      <loext:graphic-properties draw:fill="solid" draw:fill-color="#f45f74"/>
      <style:paragraph-properties fo:text-align="center"/>
    </style:style>
    <style:style style:name="P6" style:family="paragraph">
      <loext:graphic-properties draw:fill="solid" draw:fill-color="#bdd373"/>
      <style:paragraph-properties fo:text-align="center"/>
    </style:style>
    <style:style style:name="P7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8" style:family="paragraph">
      <loext:graphic-properties draw:fill="solid" draw:fill-color="#ffcd8e"/>
      <style:paragraph-properties fo:text-align="center"/>
    </style:style>
    <style:style style:name="P9" style:family="paragraph">
      <loext:graphic-properties draw:fill="none"/>
    </style:style>
    <style:style style:name="P10" style:family="paragraph">
      <loext:graphic-properties draw:fill="solid" draw:fill-color="#98c127"/>
      <style:paragraph-properties fo:text-align="center"/>
    </style:style>
    <style:style style:name="P11" style:family="paragraph">
      <loext:graphic-properties draw:fill-color="#f45f74"/>
      <style:paragraph-properties fo:text-align="center"/>
    </style:style>
    <style:style style:name="P12" style:family="paragraph">
      <loext:graphic-properties draw:fill-color="#ffcd8e"/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solid"/>
      <style:paragraph-properties fo:text-align="center"/>
    </style:style>
    <style:style style:name="P15" style:family="paragraph">
      <style:text-properties fo:font-weight="bold" style:font-weight-asian="bold" style:font-weight-complex="bold"/>
    </style:style>
    <style:style style:name="P16" style:family="paragraph">
      <loext:graphic-properties draw:fill="none" draw:fill-color="#ffffff"/>
      <style:text-properties fo:font-weight="bold" style:font-weight-asian="bold" style:font-weight-complex="bold"/>
    </style:style>
    <style:style style:name="P17" style:family="paragraph">
      <loext:graphic-properties draw:fill-color="#00b0be"/>
      <style:paragraph-properties fo:text-align="center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fo:margin-left="0cm" fo:margin-right="0cm" fo:text-align="center" fo:text-indent="0cm"/>
      <style:text-properties fo:color="#ffffff" loext:opacity="100%" style:font-name="Liberation Sans" fo:font-size="12pt" fo:language="en" fo:country="US" fo:font-weight="bold" style:letter-kerning="true" style:font-name-asian="Noto Sans CJK SC" style:font-size-asian="18pt" style:font-weight-asian="bold" style:font-name-complex="Lohit Devanagari" style:font-size-complex="12pt" style:font-weight-complex="bold"/>
    </style:style>
    <style:style style:name="P20" style:family="paragraph">
      <loext:graphic-properties draw:fill="solid" draw:fill-color="#f45f74"/>
      <style:paragraph-properties fo:margin-left="0cm" fo:margin-right="0cm" fo:text-align="center" fo:text-indent="0cm"/>
      <style:text-properties fo:color="#ffffff" loext:opacity="100%" style:font-name="Liberation Sans" fo:font-size="12pt" fo:language="en" fo:country="US" fo:font-weight="bold" style:letter-kerning="true" style:font-name-asian="Noto Sans CJK SC" style:font-size-asian="18pt" style:font-weight-asian="bold" style:font-name-complex="Lohit Devanagari" style:font-size-complex="12pt" style:font-weight-complex="bold"/>
    </style:style>
    <style:style style:name="P21" style:family="paragraph">
      <style:paragraph-properties fo:text-align="center"/>
      <style:text-properties fo:font-size="18pt" fo:font-weight="normal" style:font-weight-asian="normal" style:font-size-complex="18pt" style:font-weight-complex="normal"/>
    </style:style>
    <style:style style:name="P22" style:family="paragraph">
      <loext:graphic-properties draw:fill="solid" draw:fill-color="#8fd7d7"/>
      <style:paragraph-properties fo:text-align="center"/>
      <style:text-properties fo:font-size="18pt" fo:font-weight="normal" style:font-size-asian="12pt" style:font-weight-asian="normal" style:font-size-complex="18pt" style:font-weight-complex="normal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ffff" loext:opacity="100%" fo:font-weight="bold" style:font-weight-asian="bold" style:font-weight-complex="bold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text-position="33% 58%"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3.2cm" svg:height="1.5cm" svg:x="28.6cm" svg:y="4.1cm">
          <text:p text:style-name="P1">Test</text:p>
        </draw:rect>
        <draw:rect draw:style-name="gr2" draw:text-style-name="P3" draw:layer="layout" svg:width="3.3cm" svg:height="1.5cm" svg:x="28.6cm" svg:y="5.9cm">
          <text:p text:style-name="P1">Test</text:p>
        </draw:rect>
        <draw:rect draw:style-name="gr3" draw:text-style-name="P4" draw:layer="layout" svg:width="3.4cm" svg:height="1.4cm" svg:x="28.5cm" svg:y="9.7cm">
          <text:p text:style-name="P1">Test</text:p>
        </draw:rect>
        <draw:rect draw:style-name="gr4" draw:text-style-name="P5" draw:layer="layout" svg:width="3.4cm" svg:height="1.3cm" svg:x="28.5cm" svg:y="11.3cm">
          <text:p text:style-name="P1">Test</text:p>
        </draw:rect>
        <draw:rect draw:style-name="gr1" draw:text-style-name="P2" draw:layer="layout" svg:width="3.2cm" svg:height="1.5cm" svg:x="32.5cm" svg:y="4.1cm">
          <text:p text:style-name="P1">#FF8CA1</text:p>
        </draw:rect>
        <draw:rect draw:style-name="gr5" draw:text-style-name="P6" draw:layer="layout" svg:width="3.4cm" svg:height="1.4cm" svg:x="28.5cm" svg:y="12.8cm">
          <text:p text:style-name="P1">Process</text:p>
        </draw:rect>
        <draw:rect draw:style-name="gr6" draw:text-style-name="P7" draw:layer="layout" svg:width="10cm" svg:height="0.9cm" svg:x="26cm" svg:y="1.6cm">
          <text:p text:style-name="P1"><text:span text:style-name="T1">8 color</text:span></text:p>
        </draw:rect>
        <draw:rect draw:style-name="gr2" draw:text-style-name="P3" draw:layer="layout" svg:width="3.3cm" svg:height="1.5cm" svg:x="32.4cm" svg:y="5.9cm">
          <text:p text:style-name="P1">#FFB255</text:p>
        </draw:rect>
        <draw:rect draw:style-name="gr3" draw:text-style-name="P4" draw:layer="layout" svg:width="3.4cm" svg:height="1.4cm" svg:x="32.3cm" svg:y="9.7cm">
          <text:p text:style-name="P1">#00B0BE</text:p>
        </draw:rect>
        <draw:rect draw:style-name="gr7" draw:text-style-name="P8" draw:layer="layout" svg:width="3.3cm" svg:height="1.5cm" svg:x="28.6cm" svg:y="7.9cm">
          <text:p text:style-name="P1">Test</text:p>
        </draw:rect>
        <draw:rect draw:style-name="gr7" draw:text-style-name="P8" draw:layer="layout" svg:width="3.3cm" svg:height="1.5cm" svg:x="32.4cm" svg:y="7.9cm">
          <text:p text:style-name="P1">#FFB255</text:p>
        </draw:rect>
        <draw:frame draw:style-name="gr8" draw:text-style-name="P9" draw:layer="layout" svg:width="5.655cm" svg:height="1.199cm" svg:x="26.045cm" svg:y="2.7cm">
          <draw:text-box>
            <text:p>Alternating Light/Dark Pairs</text:p>
          </draw:text-box>
        </draw:frame>
        <draw:rect draw:style-name="gr4" draw:text-style-name="P5" draw:layer="layout" svg:width="3.4cm" svg:height="1.3cm" svg:x="32.3cm" svg:y="11.3cm">
          <text:p text:style-name="P1">#F45F74</text:p>
        </draw:rect>
        <draw:rect draw:style-name="gr5" draw:text-style-name="P6" draw:layer="layout" svg:width="3.4cm" svg:height="1.4cm" svg:x="32.3cm" svg:y="12.8cm">
          <text:p text:style-name="P1">#BDD373</text:p>
        </draw:rect>
        <draw:rect draw:style-name="gr9" draw:text-style-name="P10" draw:layer="layout" svg:width="3.4cm" svg:height="1.4cm" svg:x="28.5cm" svg:y="14.5cm">
          <text:p text:style-name="P1">Process</text:p>
        </draw:rect>
        <draw:rect draw:style-name="gr9" draw:text-style-name="P10" draw:layer="layout" svg:width="3.4cm" svg:height="1.4cm" svg:x="32.3cm" svg:y="14.5cm">
          <text:p text:style-name="P1">#98C127</text:p>
        </draw:rect>
        <draw:g draw:style-name="gr10">
          <draw:custom-shape draw:style-name="gr11" draw:text-style-name="P2" xml:id="id10" draw:id="id10" draw:layer="layout" svg:width="9.501cm" svg:height="5.099cm" svg:x="6.7cm" svg:y="3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0" xml:id="id8" draw:id="id8" draw:layer="layout" svg:width="8.301cm" svg:height="4.599cm" svg:x="7.7cm" svg:y="3.6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xml:id="id6" draw:id="id6" draw:layer="layout" svg:width="7.3cm" svg:height="4.1cm" svg:x="8.5cm" svg:y="3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1" xml:id="id2" draw:id="id2" draw:layer="layout" svg:width="5.5cm" svg:height="3.4cm" svg:x="9.9cm" svg:y="4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2" xml:id="id1" draw:id="id1" draw:layer="layout" svg:width="3.803cm" svg:height="2.181cm" svg:x="10.997cm" svg:y="4.7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6" draw:text-style-name="P13" draw:layer="layout" svg:width="2.775cm" svg:height="0.725cm" svg:x="13.4cm" svg:y="2.2cm">
            <draw:text-box>
              <text:p>Trace group</text:p>
            </draw:text-box>
          </draw:frame>
          <draw:connector draw:style-name="gr17" draw:text-style-name="P14" draw:layer="layout" draw:type="curve" svg:x1="12.899cm" svg:y1="4.719cm" svg:x2="14.457cm" svg:y2="3.425cm" draw:start-shape="id1" draw:start-glue-point="4" svg:d="M12899 4719c0-1345 1558-699 1558-1294" svg:viewBox="0 0 1559 1295">
            <text:p/>
          </draw:connector>
          <draw:frame draw:style-name="gr18" draw:text-style-name="P16" xml:id="id3" draw:id="id3" draw:layer="layout" svg:width="4.528cm" svg:height="0.725cm" svg:x="4.7cm" svg:y="1.275cm">
            <draw:text-box>
              <text:p text:style-name="P15"><text:span text:style-name="T2">Memory </text:span><text:span text:style-name="T2">component</text:span></text:p>
            </draw:text-box>
          </draw:frame>
          <draw:connector draw:style-name="gr19" draw:text-style-name="P14" draw:layer="layout" draw:type="curve" svg:x1="12.65cm" svg:y1="4.1cm" svg:x2="6.964cm" svg:y2="2cm" draw:start-shape="id2" draw:start-glue-point="4" draw:end-shape="id3" svg:d="M12650 4100c0-1575-5686-525-5686-2100" svg:viewBox="0 0 5687 2101">
            <text:p/>
          </draw:connector>
          <draw:custom-shape draw:style-name="gr20" draw:text-style-name="P17" draw:layer="layout" svg:width="0.428cm" svg:height="0.391cm" svg:x="11.22cm" svg:y="5.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7" draw:layer="layout" svg:width="0.427cm" svg:height="0.391cm" svg:x="13.122cm" svg:y="5.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7" draw:layer="layout" svg:width="0.428cm" svg:height="0.391cm" svg:x="13.62cm" svg:y="5.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7" draw:layer="layout" svg:width="0.427cm" svg:height="0.391cm" svg:x="14.118cm" svg:y="5.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1" draw:text-style-name="P13" xml:id="id5" draw:id="id5" draw:layer="layout" svg:width="4.85cm" svg:height="0.725cm" svg:x="14.3cm" svg:y="8.9cm">
            <draw:text-box>
              <text:p>Traces ordered by time</text:p>
            </draw:text-box>
          </draw:frame>
          <draw:connector draw:style-name="gr22" draw:text-style-name="P14" draw:layer="layout" draw:type="curve" svg:x1="12.954cm" svg:y1="6.341cm" svg:x2="14.3cm" svg:y2="9.262cm" draw:start-shape="id4" draw:start-glue-point="6" draw:end-shape="id5" draw:end-glue-point="3" svg:d="M12954 6341c0 1948 448 2921 1346 2921" svg:viewBox="0 0 1347 2922">
            <text:p/>
          </draw:connector>
          <draw:custom-shape draw:style-name="gr23" draw:text-style-name="P18" xml:id="id4" draw:id="id4" draw:layer="layout" svg:width="0.336cm" svg:height="3.468cm" draw:transform="rotate (-1.5707963267949) translate (14.688cm 6.005cm)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range-y-minimum="0" draw:handle-range-y-maximum="5400" draw:handle-position="10800 $0"/>
              <draw:handle draw:handle-range-y-minimum="0" draw:handle-range-y-maximum="21600" draw:handle-position="right $1"/>
            </draw:enhanced-geometry>
          </draw:custom-shape>
          <draw:frame draw:style-name="gr24" draw:text-style-name="P13" xml:id="id7" draw:id="id7" draw:layer="layout" svg:width="4.253cm" svg:height="1.673cm" svg:x="9cm" svg:y="10cm">
            <draw:text-box>
              <text:p>Storaged<text:line-break/>memory component</text:p>
            </draw:text-box>
          </draw:frame>
          <draw:connector draw:style-name="gr25" draw:text-style-name="P14" draw:layer="layout" draw:type="curve" svg:x1="12.15cm" svg:y1="7.9cm" svg:x2="11.126cm" svg:y2="10cm" draw:start-shape="id6" draw:start-glue-point="8" draw:end-shape="id7" draw:end-glue-point="0" svg:d="M12150 7900c0 1576-1024 527-1024 2100" svg:viewBox="0 0 1025 2101">
            <text:p/>
          </draw:connector>
          <draw:frame draw:style-name="gr24" draw:text-style-name="P13" xml:id="id9" draw:id="id9" draw:layer="layout" svg:width="4.253cm" svg:height="1.673cm" svg:x="2.4cm" svg:y="6.2cm">
            <draw:text-box>
              <text:p>Segregateable<text:line-break/>memory component</text:p>
            </draw:text-box>
          </draw:frame>
          <draw:connector draw:style-name="gr25" draw:text-style-name="P14" draw:layer="layout" draw:type="curve" svg:x1="7.7cm" svg:y1="5.901cm" svg:x2="6.653cm" svg:y2="7.036cm" draw:start-shape="id8" draw:start-glue-point="6" draw:end-shape="id9" draw:end-glue-point="1" svg:d="M7700 5901c-786 0-263 1135-1047 1135" svg:viewBox="0 0 1048 1136">
            <text:p/>
          </draw:connector>
          <draw:connector draw:style-name="gr25" draw:text-style-name="P14" draw:layer="layout" draw:type="curve" svg:x1="11.451cm" svg:y1="8.5cm" svg:x2="4.086cm" svg:y2="10.2cm" draw:start-shape="id10" draw:start-glue-point="8" draw:end-shape="id11" svg:d="M11451 8500c0 1275-7365 425-7365 1700" svg:viewBox="0 0 7366 1701">
            <text:p/>
          </draw:connector>
          <draw:frame draw:style-name="gr24" draw:text-style-name="P13" xml:id="id11" draw:id="id11" draw:layer="layout" svg:width="3.427cm" svg:height="1.199cm" svg:x="2.373cm" svg:y="10.2cm">
            <draw:text-box>
              <text:p>Timed memory <text:line-break/>component</text:p>
            </draw:text-box>
          </draw:frame>
        </draw:g>
        <draw:g draw:style-name="gr10">
          <draw:custom-shape draw:style-name="gr26" draw:text-style-name="P20" xml:id="id13" draw:id="id13" draw:layer="layout" svg:width="3.48cm" svg:height="1.025cm" svg:x="7.416cm" svg:y="13.288cm">
            <text:p text:style-name="P19"><text:span text:style-name="T3">kinemati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22" xml:id="id12" draw:id="id12" draw:layer="layout" svg:width="2.013cm" svg:height="1.025cm" svg:x="4.016cm" svg:y="15.7cm">
            <text:p text:style-name="P21"><text:span text:style-name="T4">pos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8" draw:text-style-name="P14" draw:layer="layout" draw:type="curve" svg:x1="5.022cm" svg:y1="15.7cm" svg:x2="9.156cm" svg:y2="14.313cm" draw:start-shape="id12" draw:start-glue-point="4" draw:end-shape="id13" draw:end-glue-point="8" svg:d="M5022 15700c0-1041 4134-348 4134-1387" svg:viewBox="0 0 4135 1388">
            <text:p/>
          </draw:connector>
          <draw:custom-shape draw:style-name="gr27" draw:text-style-name="P22" xml:id="id14" draw:id="id14" draw:layer="layout" svg:width="2.325cm" svg:height="1.025cm" svg:x="12.362cm" svg:y="15.7cm">
            <text:p text:style-name="P21"><text:span text:style-name="T4">twist</text:span><text:span text:style-name="T5">(n)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9" draw:text-style-name="P14" draw:layer="layout" draw:type="curve" svg:x1="13.525cm" svg:y1="15.7cm" svg:x2="9.156cm" svg:y2="14.313cm" draw:start-shape="id14" draw:start-glue-point="4" draw:end-shape="id13" svg:d="M13525 15700c0-1041-4369-348-4369-1387" svg:viewBox="0 0 4370 1388">
            <text:p/>
          </draw:connector>
          <draw:custom-shape draw:style-name="gr27" draw:text-style-name="P22" xml:id="id15" draw:id="id15" draw:layer="layout" svg:width="2.781cm" svg:height="1.025cm" svg:x="1.922cm" svg:y="17.9cm">
            <text:p text:style-name="P21"><text:span text:style-name="T4">posit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22" xml:id="id16" draw:id="id16" draw:layer="layout" svg:width="3.515cm" svg:height="1.025cm" svg:x="5.059cm" svg:y="17.875cm">
            <text:p text:style-name="P21"><text:span text:style-name="T4">orientat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0" draw:text-style-name="P14" draw:layer="layout" draw:type="curve" svg:x1="3.313cm" svg:y1="17.9cm" svg:x2="5.022cm" svg:y2="16.725cm" draw:start-shape="id15" draw:start-glue-point="4" draw:end-shape="id12" draw:end-glue-point="8" svg:d="M3313 17900c0-882 1709-295 1709-1175" svg:viewBox="0 0 1710 1176">
            <text:p/>
          </draw:connector>
          <draw:connector draw:style-name="gr31" draw:text-style-name="P14" draw:layer="layout" draw:type="curve" svg:x1="6.817cm" svg:y1="17.875cm" svg:x2="5.022cm" svg:y2="16.725cm" draw:start-shape="id16" draw:start-glue-point="4" draw:end-shape="id12" draw:end-glue-point="8" svg:d="M6817 17875c0-862-1795-288-1795-1150" svg:viewBox="0 0 1796 1151">
            <text:p/>
          </draw:connector>
          <draw:custom-shape draw:style-name="gr27" draw:text-style-name="P22" xml:id="id17" draw:id="id17" draw:layer="layout" svg:width="2.175cm" svg:height="1.025cm" svg:x="10.931cm" svg:y="17.9cm">
            <text:p text:style-name="P21"><text:span text:style-name="T4">linea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22" xml:id="id18" draw:id="id18" draw:layer="layout" svg:width="2.714cm" svg:height="1.025cm" svg:x="14.166cm" svg:y="17.875cm">
            <text:p text:style-name="P21"><text:span text:style-name="T4">angula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2" draw:text-style-name="P14" draw:layer="layout" draw:type="curve" svg:x1="12.019cm" svg:y1="17.9cm" svg:x2="13.525cm" svg:y2="16.725cm" draw:start-shape="id17" draw:start-glue-point="4" draw:end-shape="id14" draw:end-glue-point="8" svg:d="M12019 17900c0-882 1506-295 1506-1175" svg:viewBox="0 0 1507 1176">
            <text:p/>
          </draw:connector>
          <draw:connector draw:style-name="gr33" draw:text-style-name="P14" draw:layer="layout" draw:type="curve" svg:x1="15.523cm" svg:y1="17.875cm" svg:x2="13.525cm" svg:y2="16.725cm" draw:start-shape="id18" draw:start-glue-point="4" draw:end-shape="id14" draw:end-glue-point="8" svg:d="M15523 17875c0-862-1998-288-1998-1150" svg:viewBox="0 0 1999 1151">
            <text:p/>
          </draw:connector>
          <draw:custom-shape draw:style-name="gr27" draw:text-style-name="P22" xml:id="id19" draw:id="id19" draw:layer="layout" svg:width="3.553cm" svg:height="1.025cm" svg:x="3.322cm" svg:y="20.775cm">
            <text:p text:style-name="P21"><text:span text:style-name="T4">quatern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22" xml:id="id20" draw:id="id20" draw:layer="layout" svg:width="2.714cm" svg:height="1.025cm" svg:x="7.535cm" svg:y="20.65cm">
            <text:p text:style-name="P21"><text:span text:style-name="T4">angula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4" draw:text-style-name="P14" draw:layer="layout" draw:type="curve" svg:x1="5.099cm" svg:y1="20.775cm" svg:x2="6.817cm" svg:y2="18.9cm" draw:start-shape="id19" draw:start-glue-point="4" draw:end-shape="id16" draw:end-glue-point="8" svg:d="M5099 20775c0-1407 1718-470 1718-1875" svg:viewBox="0 0 1719 1876">
            <text:p/>
          </draw:connector>
          <draw:connector draw:style-name="gr35" draw:text-style-name="P14" draw:layer="layout" draw:type="curve" svg:x1="8.892cm" svg:y1="20.65cm" svg:x2="6.817cm" svg:y2="18.9cm" draw:start-shape="id20" draw:start-glue-point="4" draw:end-shape="id16" draw:end-glue-point="8" svg:d="M8892 20650c0-1312-2075-438-2075-1750" svg:viewBox="0 0 2076 1751">
            <text:p/>
          </draw:connector>
          <draw:frame draw:style-name="gr24" draw:text-style-name="P13" xml:id="id21" draw:id="id21" draw:layer="layout" svg:width="2.437cm" svg:height="1.199cm" svg:x="16.363cm" svg:y="13.4cm">
            <draw:text-box>
              <text:p>From first <text:span text:style-name="T6">derivative</text:span> </text:p>
            </draw:text-box>
          </draw:frame>
          <draw:connector draw:style-name="gr36" draw:text-style-name="P14" draw:layer="layout" draw:type="curve" svg:x1="14.687cm" svg:y1="16.213cm" svg:x2="16.363cm" svg:y2="13.999cm" draw:start-shape="id14" draw:start-glue-point="10" draw:end-shape="id21" draw:end-glue-point="3" svg:d="M14687 16213c1257 0 419-2214 1676-2214" svg:viewBox="0 0 1677 2215">
            <text:p/>
          </draw:connector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_20_Dot_20_4" svg:stroke-width="0cm" svg:stroke-color="#00b0be" draw:marker-start-width="0.2cm" draw:marker-start-center="false" draw:marker-end-width="0.2cm" draw:marker-end-center="false" draw:fill="solid" draw:fill-color="#8fd7d7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language="en" fo:country="US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00000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  <style:text-properties fo:font-size="12pt" style:font-size-complex="12pt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0cm" fo:page-height="10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1T20:30:06.407396960</meta:creation-date>
    <meta:editing-duration>PT7H6M26S</meta:editing-duration>
    <meta:editing-cycles>20</meta:editing-cycles>
    <meta:generator>LibreOffice/7.6.7.2$Linux_X86_64 LibreOffice_project/60$Build-2</meta:generator>
    <dc:title>diagram</dc:title>
    <dc:date>2026-01-08T15:31:09.704771463</dc:date>
    <meta:document-statistic meta:object-count="59"/>
    <meta:template xlink:type="simple" xlink:actuate="onRequest" xlink:title="diagram" xlink:href="../../../../../../Templates/diagram1.otg" meta:date="2026-01-01T20:30:05.636826607"/>
  </office:meta>
</office:document-meta>
</file>